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718" officeooo:paragraph-rsid="00166718"/>
    </style:style>
    <style:style style:name="P2" style:family="paragraph" style:parent-style-name="Standard">
      <style:text-properties officeooo:paragraph-rsid="001667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 of Broadcast:-</text:p>
      <text:p text:style-name="P2"/>
      <text:p text:style-name="Preformatted_20_Text">Simplex:</text:p>
      <text:p text:style-name="Preformatted_20_Text">Half Duplex:</text:p>
      <text:p text:style-name="Preformatted_20_Text">Full Duplex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4:14:13.121000000</meta:creation-date>
    <dc:date>2024-05-06T14:16:14.019000000</dc:date>
    <meta:editing-duration>PT45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4" meta:word-count="8" meta:character-count="51" meta:non-whitespace-character-count="47"/>
  </office:meta>
</office:document-meta>
</file>